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513cm" fo:min-width="4.453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top" draw:auto-grow-height="false" fo:min-height="7.751cm" fo:min-width="3.945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8" style:family="graphic" style:parent-style-name="standard">
      <style:graphic-properties draw:textarea-horizontal-align="justify" draw:textarea-vertical-align="top" draw:auto-grow-height="false" fo:min-height="4.576cm" fo:min-width="3.94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8.763cm" svg:x="1.635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0.001cm" svg:x="12.811cm" svg:y="7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8.001cm" svg:x="1.889cm" svg:y="2.524cm">
          <text:p text:style-name="P2">Unit fold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2.143cm" svg:y="5.191cm">
          <text:p text:style-name="P3"><text:span text:style-name="T1">“</text:span><text:span text:style-name="T1">File name”</text:span></text:p>
          <text:p text:style-name="P3"><text:span text:style-name="T1">Data</text:span></text:p>
          <text:p text:style-name="P3"><text:span text:style-name="T1">Type: key-valu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35cm" svg:height="0.962cm" svg:x="4.537cm" svg:y="5.626cm">
          <draw:text-box>
            <text:p>...</text:p>
          </draw:text-box>
        </draw:frame>
        <draw:frame draw:style-name="gr6" draw:text-style-name="P4" draw:layer="layout" svg:width="3.216cm" svg:height="0.962cm" svg:x="2.524cm" svg:y="1.381cm">
          <draw:text-box>
            <text:p>Data unit </text:p>
          </draw:text-box>
        </draw:frame>
        <draw:custom-shape draw:style-name="gr1" draw:text-style-name="P1" draw:layer="layout" svg:width="4.953cm" svg:height="8.763cm" svg:x="9.763cm" svg:y="2.7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81cm" svg:height="2.159cm" svg:x="10.271cm" svg:y="3.286cm">
          <text:p text:style-name="P5"><text:span text:style-name="T2">“</text:span><text:span text:style-name="T2">Info”</text:span></text:p>
          <text:p text:style-name="P5"><text:span text:style-name="T2">Data unit name</text:span></text:p>
          <text:p text:style-name="P5"><text:span text:style-name="T2">Description</text:span></text:p>
          <text:p text:style-name="P5"><text:span text:style-name="T2">Type: key-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45cm" svg:height="4.826cm" svg:x="9.99cm" svg:y="6.207cm">
          <text:p text:style-name="P2">Data fold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0.144cm" svg:y="7.604cm">
          <text:p text:style-name="P3"><text:span text:style-name="T1">“</text:span><text:span text:style-name="T1">Data”</text:span></text:p>
          <text:p text:style-name="P3"><text:span text:style-name="T1">Data</text:span></text:p>
          <text:p text:style-name="P3"><text:span text:style-name="T1">Type: key-valu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035cm" svg:height="0.962cm" svg:x="12.557cm" svg:y="7.785cm">
          <draw:text-box>
            <text:p>...</text:p>
          </draw:text-box>
        </draw:frame>
        <draw:frame draw:style-name="gr6" draw:text-style-name="P4" draw:layer="layout" svg:width="3.884cm" svg:height="0.962cm" svg:x="10.652cm" svg:y="1.889cm">
          <draw:text-box>
            <text:p>Sensor unit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22:09:25.252144132</meta:creation-date>
    <dc:date>2019-03-18T22:39:07.594229939</dc:date>
    <meta:editing-duration>PT19M31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